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8.7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5.999cm" style:use-optimal-column-width="false"/>
    </style:style>
    <style:style style:name="co2" style:family="table-column">
      <style:table-column-properties style:column-width="6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8.763cm" svg:x="1.4cm" svg:y="0.837cm" presentation:class="subtitle" presentation:user-transformed="true">
          <draw:text-box>
            <text:p/>
            <text:p>Using Machine learning to identify malicious code &amp; A Cyber Security Summary</text:p>
            <text:p/>
            <text:p>Kay Kh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ive &amp; Deliver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: Research Cyber Security Vulnerabilities</text:p>
                <text:list>
                  <text:list-item>
                    <text:p>D: Produce a cyber security background which could be understood by beginners in the field. </text:p>
                    <text:p/>
                  </text:list-item>
                </text:list>
              </text:list-item>
              <text:list-item>
                <text:p>O: </text:p>
                <text:p/>
              </text:list-item>
              <text:list-item>
                <text:p>O: Create a machine to identify malicious code</text:p>
                <text:list>
                  <text:list-item>
                    <text:p>D: Evaluate the performance of the machi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llect Code (Malicious &amp; Non-Malicious)</text:p>
                <text:p/>
              </text:list-item>
              <text:list-item>
                <text:p>Extract features using TF-IDF</text:p>
                <text:p/>
              </text:list-item>
              <text:list-item>
                <text:p>Train using Naive Bayes Algorithm ( Repeat )</text:p>
                <text:p/>
              </text:list-item>
              <text:list-item>
                <text:p>Test with unseen set of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17.997cm" svg:height="3.626cm" svg:x="5.585cm" svg:y="5.56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/>
                <text:p/>
              </table:table-cell>
              <table:table-cell>
                <text:p>Malicious</text:p>
              </table:table-cell>
              <table:table-cell>
                <text:p>Not Malicious</text:p>
              </table:table-cell>
            </table:table-row>
            <table:table-row table:style-name="ro1" table:default-cell-style-name="gray2">
              <table:table-cell>
                <text:p>Malicious</text:p>
              </table:table-cell>
              <table:table-cell>
                <text:p>15178</text:p>
              </table:table-cell>
              <table:table-cell>
                <text:p>2322</text:p>
              </table:table-cell>
            </table:table-row>
            <table:table-row table:style-name="ro1" table:default-cell-style-name="gray1">
              <table:table-cell>
                <text:p>Not Malicious</text:p>
              </table:table-cell>
              <table:table-cell>
                <text:p>2504</text:p>
              </table:table-cell>
              <table:table-cell>
                <text:p>42458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4.8cm" svg:height="10.205cm" svg:x="1.6cm" svg:y="8.8cm">
          <draw:text-box>
            <text:p/>
            <text:p>The final experiment was carried out using a total of 439761 pieces of code. All code was either SQL or JavaScript and all malicious code was either SQL injection or Cross Site Scripting (XSS).</text:p>
            <text:p/>
            <text:p>The findings showed</text:p>
            <text:p/>
            <text:p>1. The more data used the better the machine was at identifying malicious code.</text:p>
            <text:p>2. The machine accurately predicted 15178 malicious code, failing to identify 2504 pieces of code.</text:p>
            <text:p>3. The machine falsely identified 2322 malicious pieces of code when they were not malicious. </text:p>
            <text:p/>
            <text:p><text:s/></text:p>
          </draw:text-box>
        </draw:frame>
        <draw:frame draw:style-name="gr3" draw:text-style-name="P2" draw:layer="layout" svg:width="2.263cm" svg:height="0.962cm" svg:x="16.137cm" svg:y="4.343cm">
          <draw:text-box>
            <text:p>Actual</text:p>
          </draw:text-box>
        </draw:frame>
        <draw:frame draw:style-name="gr3" draw:text-style-name="P2" draw:layer="layout" svg:width="2.263cm" svg:height="0.962cm" svg:x="16.138cm" svg:y="4.343cm">
          <draw:text-box>
            <text:p>Actual</text:p>
          </draw:text-box>
        </draw:frame>
        <draw:frame draw:style-name="gr3" draw:text-style-name="P2" draw:layer="layout" svg:width="3.177cm" svg:height="0.962cm" svg:x="2cm" svg:y="7.438cm">
          <draw:text-box>
            <text:p>Predicte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6T14:17:05.821223161</meta:creation-date>
    <dc:date>2017-07-26T14:55:58.430169422</dc:date>
    <meta:editing-duration>PT6M2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